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text-properties fo:font-size="11pt" officeooo:rsid="00135d47" officeooo:paragraph-rsid="001dfcb3" style:font-size-asian="11pt" style:font-size-complex="11pt"/>
    </style:style>
    <style:style style:name="P2" style:family="paragraph" style:parent-style-name="Standard">
      <style:text-properties fo:font-size="11pt" officeooo:rsid="001dfcb3" officeooo:paragraph-rsid="001dfcb3" style:font-size-asian="11pt" style:font-size-complex="11pt"/>
    </style:style>
    <style:style style:name="P3" style:family="paragraph" style:parent-style-name="Standard">
      <style:text-properties fo:font-size="11pt" officeooo:paragraph-rsid="001dfcb3"/>
    </style:style>
    <style:style style:name="P4" style:family="paragraph" style:parent-style-name="Standard">
      <style:text-properties officeooo:paragraph-rsid="001dfcb3"/>
    </style:style>
    <style:style style:name="P5" style:family="paragraph" style:parent-style-name="Standard">
      <style:text-properties fo:font-weight="bold" officeooo:paragraph-rsid="001dfcb3" style:font-weight-asian="bold" style:font-weight-complex="bold"/>
    </style:style>
    <style:style style:name="T1" style:family="text">
      <style:text-properties officeooo:rsid="001035c5"/>
    </style:style>
    <style:style style:name="T2" style:family="text">
      <style:text-properties officeooo:rsid="000e4a7a"/>
    </style:style>
    <style:style style:name="T3" style:family="text">
      <style:text-properties officeooo:rsid="0016783d"/>
    </style:style>
    <style:style style:name="T4" style:family="text">
      <style:text-properties officeooo:rsid="00135d47" style:font-size-asian="11pt" style:font-size-complex="11pt"/>
    </style:style>
    <style:style style:name="T5" style:family="text">
      <style:text-properties officeooo:rsid="001035c5" style:font-size-asian="11pt" style:font-size-complex="11pt"/>
    </style:style>
    <style:style style:name="T6" style:family="text">
      <style:text-properties officeooo:rsid="001dfcb3" style:font-size-asian="11pt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035c5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dfcb3" style:text-blinking="false" fo:background-color="transparent" loext:char-shading-value="0"/>
    </style:style>
    <style:style style:name="T10" style:family="text">
      <style:text-properties officeooo:rsid="001df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Comparative genomic analysis of the LTTR diversification</text:p>
      <text:p text:style-name="P1"/>
      <text:p text:style-name="P2">1. CD Hit at 100%</text:p>
      <text:p text:style-name="P2"/>
      <text:p text:style-name="P3"><text:bookmark text:name="docs-internal-guid-51c72372-7fff-1c5d-2655-34c78a19aa58"/><text:span text:style-name="T6">2. </text:span><text:span text:style-name="T5">V</text:span><text:span text:style-name="T7">ariance of each of the individual LTTRs was calculated by dividing the number of “clusters” of identical sequences (Vn) by the total number of homologues in the sequenced strains (Sn).</text:span></text:p>
      <text:p text:style-name="P4"><text:span text:style-name="T7"/></text:p>
      <text:p text:style-name="P4"><text:span text:style-name="T9">3. C</text:span><text:span text:style-name="T7">ore top 10 least and most variable LTTRs </text:span><text:span text:style-name="T8">were identified with </text:span>results tabulated and formatted using the tidyverse package v1.3.0 <text:span text:style-name="T1">a</text:span>nd pie-charts were created using ggplot2 <text:span text:style-name="T10">in Rstudio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36:35.910941320</meta:creation-date>
    <dc:date>2023-12-01T18:37:34.856673204</dc:date>
    <meta:editing-duration>PT59S</meta:editing-duration>
    <meta:editing-cycles>1</meta:editing-cycles>
    <meta:document-statistic meta:table-count="0" meta:image-count="0" meta:object-count="0" meta:page-count="1" meta:paragraph-count="4" meta:word-count="72" meta:character-count="448" meta:non-whitespace-character-count="379"/>
    <meta:generator>LibreOffice/7.3.7.2$Linux_X86_64 LibreOffice_project/30$Build-2</meta:generator>
  </office:meta>
</office:document-meta>
</file>